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YES</text:p>
          </table:table-cell>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YES</text:p>
          </table:table-cell>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YES</text:p>
          </table:table-cell>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YES</text:p>
          </table:table-cell>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YES</text:p>
          </table:table-cell>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YES</text:p>
          </table:table-cell>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YES</text:p>
          </table:table-cell>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YES</text:p>
          </table:table-cell>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YES</text:p>
          </table:table-cell>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YES</text:p>
          </table:table-cell>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YES</text:p>
          </table:table-cell>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YES</text:p>
          </table:table-cell>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YES</text:p>
          </table:table-cell>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6">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7">n </text:span><text:span text:style-name="T18">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9">AX =</text:span><text:span text:style-name="T20"> </text:span><text:span text:style-name="T19">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9">EAX </text:span><text:span text:style-name="T20">= </text:span><text:span text:style-name="T19">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9">RAX =</text:span><text:span text:style-name="T20"> </text:span><text:span text:style-name="T19">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9">Move if less (SF !=</text:span><text:span text:style-name="T21"> </text:span><text:span text:style-name="T19">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YES</text:p>
          </table:table-cell>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YES</text:p>
          </table:table-cell>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YES</text:p>
          </table:table-cell>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YES</text:p>
          </table:table-cell>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9">DX:AX =</text:span><text:span text:style-name="T20"> </text:span><text:span text:style-name="T19">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text:span text:style-name="T1">ib iw</text:span> </text:p>
          </table:table-cell>
          <table:table-cell table:style-name="ce5" office:value-type="string">
            <text:p>ENTER <text:span text:style-name="T1">0,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1,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text:span text:style-name="T1">ib iw</text:span></text:p>
          </table:table-cell>
          <table:table-cell table:style-name="ce5" office:value-type="string">
            <text:p>ENTER <text:span text:style-name="T1">imm8, imm16</text:span></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9">Replace ST(0) with (2^(ST(0))</text:span><text:span text:style-name="T22"> </text:span><text:span text:style-name="T19">–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0"/>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5" office:value-type="string">
            <text:p>YES</text:p>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5" office:value-type="string">
            <text:p>YES</text:p>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5" office:value-type="string">
            <text:p>YES</text:p>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5" office:value-type="string">
            <text:p>YES</text:p>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5">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YES</text:p>
          </table:table-cell>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YES</text:p>
          </table:table-cell>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table:style-name="ce5" office:value-type="string">
            <text:p>push</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3">Push FS</text:span><text:span text:style-name="T24">.</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3">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3">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3">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3">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3">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3">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3">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3">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text:span text:style-name="T1">REX.W+ </text:span>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YES</text:p>
          </table:table-cell>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YES</text:p>
          </table:table-cell>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YES</text:p>
          </table:table-cell>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YES</text:p>
          </table:table-cell>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YES</text:p>
          </table:table-cell>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YES</text:p>
          </table:table-cell>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YES</text:p>
          </table:table-cell>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YES</text:p>
          </table:table-cell>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YES</text:p>
          </table:table-cell>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10"/>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YES</text:p>
          </table:table-cell>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YES</text:p>
          </table:table-cell>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YES</text:p>
          </table:table-cell>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YES</text:p>
          </table:table-cell>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10"/>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YES</text:p>
          </table:table-cell>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YES</text:p>
          </table:table-cell>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YES</text:p>
          </table:table-cell>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YES</text:p>
          </table:table-cell>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YES</text:p>
          </table:table-cell>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YES</text:p>
          </table:table-cell>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YES</text:p>
          </table:table-cell>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YES</text:p>
          </table:table-cell>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YES</text:p>
          </table:table-cell>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10"/>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YES</text:p>
          </table:table-cell>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YES</text:p>
          </table:table-cell>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YES</text:p>
          </table:table-cell>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YES</text:p>
          </table:table-cell>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1">00/00/0000</text:date>, <text:time style:data-style-name="N2" text:time-value="0000-00-00T10:57: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5-01T13:29:50</dc:date>
    <meta:editing-duration>P3DT2H37M57S</meta:editing-duration>
    <meta:editing-cycles>317</meta:editing-cycles>
    <meta:generator>LibreOffice/3.6$MacOSX_x86 LibreOffice_project/e29a214-2bbed72-0621de6-a97528c-8f066d</meta:generator>
    <meta:document-statistic meta:table-count="1" meta:cell-count="18349" meta:object-count="0"/>
  </office:meta>
</office:document-meta>
</file>